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6.1507in" fo:margin-left="-0.0785in" fo:margin-top="0in" fo:margin-bottom="0in" table:align="left" style:writing-mode="lr-tb"/>
    </style:style>
    <style:style style:name="Table2.A" style:family="table-column">
      <style:table-column-properties style:column-width="0.7688in"/>
    </style:style>
    <style:style style:name="Table2.C" style:family="table-column">
      <style:table-column-properties style:column-width="0.6625in"/>
    </style:style>
    <style:style style:name="Table2.D" style:family="table-column">
      <style:table-column-properties style:column-width="0.8125in"/>
    </style:style>
    <style:style style:name="Table2.F" style:family="table-column">
      <style:table-column-properties style:column-width="0.7875in"/>
    </style:style>
    <style:style style:name="Table2.H" style:family="table-column">
      <style:table-column-properties style:column-width="0.769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.C2" style:family="table-cell">
      <style:table-cell-properties fo:background-color="#ffffff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2.C13" style:family="table-cell">
      <style:table-cell-properties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2" style:family="paragraph" style:parent-style-name="Standard">
      <style:paragraph-properties fo:orphans="0" fo:widows="0"/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line-height="150%"/>
      <style:text-properties style:font-name="Times New Roman" fo:font-size="11pt" style:font-size-asian="11pt" style:font-name-complex="Times New Roman1" style:font-size-complex="11pt"/>
    </style:style>
    <style:style style:name="P4" style:family="paragraph" style:parent-style-name="Standard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P6" style:family="paragraph" style:parent-style-name="Standard">
      <style:paragraph-properties fo:line-height="115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7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line-height="150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Comic Sans MS" fo:font-size="9pt" style:font-size-asian="9pt"/>
    </style:style>
    <style:style style:name="P10" style:family="paragraph" style:parent-style-name="Standard">
      <style:text-properties style:font-name="Comic Sans MS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Comic Sans MS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omic Sans MS" fo:font-size="10pt" fo:font-weight="bold" style:font-size-asian="10pt" style:font-weight-asian="bold" style:font-size-complex="9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style:font-name="Wingdings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3799in"/>
        </style:tab-stops>
      </style:paragraph-properties>
      <style:text-properties style:font-name="Wingdings" fo:font-size="9pt" style:font-size-asian="9pt" style:font-size-complex="9pt"/>
    </style:style>
    <style:style style:name="P17" style:family="paragraph" style:parent-style-name="List_20_Paragraph">
      <style:paragraph-properties fo:margin-left="0.25in" fo:margin-right="0in" fo:orphans="0" fo:widows="0" fo:text-indent="0in" style:auto-text-indent="false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8" style:family="paragraph" style:parent-style-name="List_20_Paragraph">
      <style:paragraph-properties fo:margin-left="0.25in" fo:margin-right="0in" fo:line-height="150%" fo:orphans="0" fo:widows="0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19" style:family="paragraph" style:parent-style-name="List_20_Paragraph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20" style:family="paragraph" style:parent-style-name="List_20_Paragraph">
      <style:paragraph-properties fo:orphans="0" fo:widows="0"/>
      <style:text-properties style:font-name="Times New Roman" fo:font-size="11pt" style:font-size-asian="11pt" style:font-name-complex="Times New Roman1" style:font-size-complex="11pt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1pt" style:font-size-asian="11pt" style:font-name-complex="Times New Roman1"/>
    </style:style>
    <style:style style:name="P22" style:family="paragraph" style:parent-style-name="List_20_Paragraph" style:list-style-name="WWNum1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23" style:family="paragraph" style:parent-style-name="List_20_Paragraph" style:list-style-name="WWNum2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24" style:family="paragraph" style:parent-style-name="List_20_Paragraph" style:list-style-name="WWNum1">
      <style:paragraph-properties fo:orphans="0" fo:widows="0"/>
      <style:text-properties style:font-name="Times New Roman" fo:font-size="11pt" style:font-size-asian="11pt" style:font-name-complex="Times New Roman1" style:font-size-complex="11pt"/>
    </style:style>
    <style:style style:name="P25" style:family="paragraph" style:parent-style-name="List_20_Paragraph" style:list-style-name="WWNum2">
      <style:paragraph-properties fo:orphans="0" fo:widows="0"/>
      <style:text-properties style:font-name="Times New Roman" fo:font-size="11pt" style:font-size-asian="11pt" style:font-name-complex="Times New Roman1" style:font-size-complex="11pt"/>
    </style:style>
    <style:style style:name="P26" style:family="paragraph" style:parent-style-name="List_20_Paragraph" style:list-style-name="WWNum2">
      <style:paragraph-properties fo:line-height="115%" fo:orphans="0" fo:widows="0"/>
      <style:text-properties style:font-name="Times New Roman" fo:font-size="11pt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ame: ________________________</text:p>
      <text:p text:style-name="P5">BIO300/CMPSC300</text:p>
      <text:p text:style-name="P5">Lab 2: Part 1</text:p>
      <text:p text:style-name="P5">DNA: <text:s/>The Molecule Worksheet</text:p>
      <text:p text:style-name="P5">Fall 2017</text:p>
      <text:p text:style-name="Standard"/>
      <text:p text:style-name="Standard"/>
      <text:list xml:id="list6774533502573755546" text:style-name="WWNum1">
        <text:list-item>
          <text:p text:style-name="P22">A nucleotide is made of three parts: a _________________________ group, a five carbon</text:p>
        </text:list-item>
      </text:list>
      <text:p text:style-name="P3">_________________________, and a _________________________ base.</text:p>
      <text:p text:style-name="P1"/>
      <text:list xml:id="list125857375847757" text:continue-numbering="true" text:style-name="WWNum1">
        <text:list-item>
          <text:p text:style-name="P24">In a single strand of DNA, the phosphate group binds to the _________________________ of the next nucleotide.</text:p>
        </text:list-item>
      </text:list>
      <text:p text:style-name="P2"/>
      <text:list xml:id="list125857750635130" text:continue-numbering="true" text:style-name="WWNum1">
        <text:list-item>
          <text:p text:style-name="P22">The DNA of any species contains equal amounts of <text:s/>_________________________ &amp; _________________________ and also equal amounts of _________________________ &amp; _________________________.</text:p>
        </text:list-item>
        <text:list-item>
          <text:p text:style-name="P22">In DNA, thymine is complementary to (or pairs with) _________________________ ; cytosine is complementary to _________________________.</text:p>
          <text:p text:style-name="P22"/>
        </text:list-item>
        <text:list-item>
          <text:p text:style-name="P22">In a strand of DNA, if the percentage of thymine is 30%, what would the percentage of cytosine in the same DNA strand be? _________________________.</text:p>
          <text:p text:style-name="P22"/>
        </text:list-item>
        <text:list-item>
          <text:p text:style-name="P22">James Watson and Francis Crick with, the help of Rosalind Franklin and others, determined</text:p>
        </text:list-item>
      </text:list>
      <text:p text:style-name="P4">that the shape of the DNA molecule was a __________________________.</text:p>
      <text:list xml:id="list125856214776630" text:continue-numbering="true" text:style-name="WWNum1">
        <text:list-item>
          <text:p text:style-name="P22">A two-ring purine always pairs with a _________________ -ring _______________.</text:p>
          <text:p text:style-name="P22"/>
        </text:list-item>
        <text:list-item>
          <text:p text:style-name="P22">What type of bonds connect the deoxyribose sugars to the phosphate groups?</text:p>
        </text:list-item>
      </text:list>
      <text:p text:style-name="P18">_________________________</text:p>
      <text:p text:style-name="P18"/>
      <text:list xml:id="list125857714356506" text:continue-numbering="true" text:style-name="WWNum1">
        <text:list-item>
          <text:p text:style-name="P22">What type of bonds connect the bases to each other? _________________________</text:p>
        </text:list-item>
      </text:list>
      <text:p text:style-name="P4"/>
      <text:p text:style-name="P8">DNA Replication</text:p>
      <text:list xml:id="list8320661335775406554" text:style-name="WWNum2">
        <text:list-item>
          <text:p text:style-name="P25">Number the steps of DNA replication in the correct order (1, 2, 3):</text:p>
        </text:list-item>
      </text:list>
      <text:p text:style-name="P20">_____ Daughter strands are formed using complementary base pairing.</text:p>
      <text:p text:style-name="P20">_____ DNA unwinds</text:p>
      <text:p text:style-name="P19">_____ The DNA of the daughter strands winds with together with its parent strand.</text:p>
      <text:p text:style-name="P2"/>
      <text:list xml:id="list125857841615335" text:continue-numbering="true" text:style-name="WWNum2">
        <text:list-item>
          <text:p text:style-name="P25">Why is DNA replication called “semi-conservative”?</text:p>
        </text:list-item>
      </text:list>
      <text:p text:style-name="P2"/>
      <text:p text:style-name="P2"/>
      <text:p text:style-name="P2"/>
      <text:list xml:id="list125858159476896" text:continue-numbering="true" text:style-name="WWNum2">
        <text:list-item>
          <text:p text:style-name="P23">What enzyme unwinds or unzips the parent strand? _____________________________</text:p>
          <text:p text:style-name="P23"/>
        </text:list-item>
        <text:list-item>
          <text:p text:style-name="P26">What enzyme connects joins the new nucleotides during the synthesis of the daughter strand?</text:p>
        </text:list-item>
      </text:list>
      <text:p text:style-name="P6"><text:soft-page-break/></text:p>
      <text:p text:style-name="P6">______________________</text:p>
      <text:p text:style-name="P6"/>
      <text:list xml:id="list125856794011666" text:continue-numbering="true" text:style-name="WWNum2">
        <text:list-item>
          <text:p text:style-name="P25">Show the complimentary base pairing that would occur in the replication of the short DNA molecule below. </text:p>
        </text:list-item>
      </text:list>
      <text:p text:style-name="P17"><text:bookmark text:name="_GoBack"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column table:style-name="Table2.A"/>
        <table:table-column table:style-name="Table2.H"/>
        <table:table-row table:style-name="Table2.1">
          <table:table-cell table:style-name="Table2.A1" office:value-type="string">
            <text:p text:style-name="P9">Original DNA Strand 1</text:p>
          </table:table-cell>
          <table:table-cell table:style-name="Table2.A1" office:value-type="string">
            <text:p text:style-name="P9">Original DNA Strand 2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Original DNA Strand 1</text:p>
          </table:table-cell>
          <table:table-cell table:style-name="Table2.A1" office:value-type="string">
            <text:p text:style-name="P9">New DNA Strand 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New DNA Strand</text:p>
          </table:table-cell>
          <table:table-cell table:style-name="Table2.A1" office:value-type="string">
            <text:p text:style-name="P9">Original DNA Strand 2</text:p>
          </table:table-cell>
        </table:table-row>
        <table:table-row table:style-name="Table2.1">
          <table:table-cell table:style-name="Table2.A1" office:value-type="string">
            <text:p text:style-name="P11">A</text:p>
          </table:table-cell>
          <table:table-cell table:style-name="Table2.A1" office:value-type="string">
            <text:p text:style-name="P12">T</text:p>
          </table:table-cell>
          <table:table-cell table:style-name="Table2.C2" office:value-type="string">
            <text:p text:style-name="P16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C</text:p>
          </table:table-cell>
          <table:table-cell table:style-name="Table2.A1" office:value-type="string">
            <text:p text:style-name="P12">G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T</text:p>
          </table:table-cell>
          <table:table-cell table:style-name="Table2.A1" office:value-type="string">
            <text:p text:style-name="P12">A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T</text:p>
          </table:table-cell>
          <table:table-cell table:style-name="Table2.A1" office:value-type="string">
            <text:p text:style-name="P12">A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A</text:p>
          </table:table-cell>
          <table:table-cell table:style-name="Table2.A1" office:value-type="string">
            <text:p text:style-name="P12">T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C</text:p>
          </table:table-cell>
          <table:table-cell table:style-name="Table2.A1" office:value-type="string">
            <text:p text:style-name="P12">G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G</text:p>
          </table:table-cell>
          <table:table-cell table:style-name="Table2.A1" office:value-type="string">
            <text:p text:style-name="P12">C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C</text:p>
          </table:table-cell>
          <table:table-cell table:style-name="Table2.A1" office:value-type="string">
            <text:p text:style-name="P12">G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C</text:p>
          </table:table-cell>
          <table:table-cell table:style-name="Table2.A1" office:value-type="string">
            <text:p text:style-name="P12">G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G</text:p>
          </table:table-cell>
          <table:table-cell table:style-name="Table2.A1" office:value-type="string">
            <text:p text:style-name="P12">C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A</text:p>
          </table:table-cell>
          <table:table-cell table:style-name="Table2.A1" office:value-type="string">
            <text:p text:style-name="P12">T</text:p>
          </table:table-cell>
          <table:table-cell table:style-name="Table2.C2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2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T</text:p>
          </table:table-cell>
          <table:table-cell table:style-name="Table2.A1" office:value-type="string">
            <text:p text:style-name="P12">A</text:p>
          </table:table-cell>
          <table:table-cell table:style-name="Table2.C13" office:value-type="string">
            <text:p text:style-name="P15">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C13" office:value-type="string">
            <text:p text:style-name="P13">+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</table:table>
      <text:p text:style-name="P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2:58:53.584782007</meta:creation-date>
    <dc:language>en-US</dc:language>
    <meta:editing-cycles>2</meta:editing-cycles>
    <meta:editing-duration>PT13S</meta:editing-duration>
    <meta:generator>LibreOffice/5.1.6.2$Linux_X86_64 LibreOffice_project/10m0$Build-2</meta:generator>
    <dc:date>2017-09-06T12:58:56.073368176</dc:date>
    <meta:document-statistic meta:table-count="1" meta:image-count="0" meta:object-count="0" meta:page-count="2" meta:paragraph-count="81" meta:word-count="339" meta:character-count="2013" meta:non-whitespace-character-count="1765"/>
    <meta:user-defined meta:name="AppVersion">15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